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3.863cm" fo:break-before="auto" style:use-optimal-row-height="true"/>
    </style:style>
    <style:style style:name="ro9" style:family="table-row">
      <style:table-row-properties style:row-height="2.346cm" fo:break-before="auto" style:use-optimal-row-height="true"/>
    </style:style>
    <style:style style:name="ro10" style:family="table-row">
      <style:table-row-properties style:row-height="3.104cm" fo:break-before="auto" style:use-optimal-row-height="true"/>
    </style:style>
    <style:style style:name="ro11" style:family="table-row">
      <style:table-row-properties style:row-height="3.175cm" fo:break-before="auto" style:use-optimal-row-height="true"/>
    </style:style>
    <style:style style:name="ro12" style:family="table-row">
      <style:table-row-properties style:row-height="1.623cm" fo:break-before="auto" style:use-optimal-row-height="true"/>
    </style:style>
    <style:style style:name="ro13" style:family="table-row">
      <style:table-row-properties style:row-height="3.933cm" fo:break-before="auto" style:use-optimal-row-height="true"/>
    </style:style>
    <style:style style:name="ro14" style:family="table-row">
      <style:table-row-properties style:row-height="2.399cm" fo:break-before="auto" style:use-optimal-row-height="true"/>
    </style:style>
    <style:style style:name="ro15" style:family="table-row">
      <style:table-row-properties style:row-height="3.898cm" fo:break-before="auto" style:use-optimal-row-height="true"/>
    </style:style>
    <style:style style:name="ro16" style:family="table-row">
      <style:table-row-properties style:row-height="3.951cm" fo:break-before="auto" style:use-optimal-row-height="true"/>
    </style:style>
    <style:style style:name="ro17" style:family="table-row">
      <style:table-row-properties style:row-height="4.727cm" fo:break-before="auto" style:use-optimal-row-height="true"/>
    </style:style>
    <style:style style:name="ro18" style:family="table-row">
      <style:table-row-properties style:row-height="2.028cm" fo:break-before="auto" style:use-optimal-row-height="true"/>
    </style:style>
    <style:style style:name="ro19" style:family="table-row">
      <style:table-row-properties style:row-height="4.621cm" fo:break-before="auto" style:use-optimal-row-height="true"/>
    </style:style>
    <style:style style:name="ro20" style:family="table-row">
      <style:table-row-properties style:row-height="6.138cm" fo:break-before="auto" style:use-optimal-row-height="true"/>
    </style:style>
    <style:style style:name="ro21" style:family="table-row">
      <style:table-row-properties style:row-height="3.217cm" fo:break-before="auto" style:use-optimal-row-height="false"/>
    </style:style>
    <style:style style:name="ro22" style:family="table-row">
      <style:table-row-properties style:row-height="3.14cm" fo:break-before="auto" style:use-optimal-row-height="true"/>
    </style:style>
    <style:style style:name="ro23" style:family="table-row">
      <style:table-row-properties style:row-height="1.605cm" fo:break-before="auto" style:use-optimal-row-height="true"/>
    </style:style>
    <style:style style:name="ro24" style:family="table-row">
      <style:table-row-properties style:row-height="5.38cm" fo:break-before="auto" style:use-optimal-row-height="true"/>
    </style:style>
    <style:style style:name="ro25" style:family="table-row">
      <style:table-row-properties style:row-height="8.908cm" fo:break-before="auto" style:use-optimal-row-height="true"/>
    </style:style>
    <style:style style:name="ro26" style:family="table-row">
      <style:table-row-properties style:row-height="4.41cm" fo:break-before="auto" style:use-optimal-row-height="true"/>
    </style:style>
    <style:style style:name="ro27" style:family="table-row">
      <style:table-row-properties style:row-height="2.963cm" fo:break-before="auto" style:use-optimal-row-height="true"/>
    </style:style>
    <style:style style:name="ro28" style:family="table-row">
      <style:table-row-properties style:row-height="1.517cm" fo:break-before="auto" style:use-optimal-row-height="true"/>
    </style:style>
    <style:style style:name="ro29" style:family="table-row">
      <style:table-row-properties style:row-height="2.24cm" fo:break-before="auto" style:use-optimal-row-height="true"/>
    </style:style>
    <style:style style:name="ro30" style:family="table-row">
      <style:table-row-properties style:row-height="5.856cm" fo:break-before="auto" style:use-optimal-row-height="true"/>
    </style:style>
    <style:style style:name="ro31" style:family="table-row">
      <style:table-row-properties style:row-height="2.381cm" fo:break-before="auto" style:use-optimal-row-height="true"/>
    </style:style>
    <style:style style:name="ro32" style:family="table-row">
      <style:table-row-properties style:row-height="3.016cm" fo:break-before="auto" style:use-optimal-row-height="true"/>
    </style:style>
    <style:style style:name="ro33" style:family="table-row">
      <style:table-row-properties style:row-height="1.57cm" fo:break-before="auto" style:use-optimal-row-height="true"/>
    </style:style>
    <style:style style:name="ro34" style:family="table-row">
      <style:table-row-properties style:row-height="3.687cm" fo:break-before="auto" style:use-optimal-row-height="true"/>
    </style:style>
    <style:style style:name="ro35" style:family="table-row">
      <style:table-row-properties style:row-height="3.792cm" fo:break-before="auto" style:use-optimal-row-height="true"/>
    </style:style>
    <style:style style:name="ro36" style:family="table-row">
      <style:table-row-properties style:row-height="2.293cm" fo:break-before="auto" style:use-optimal-row-height="true"/>
    </style:style>
    <style:style style:name="ro37" style:family="table-row">
      <style:table-row-properties style:row-height="1.341cm" fo:break-before="auto" style:use-optimal-row-height="true"/>
    </style:style>
    <style:style style:name="ro38" style:family="table-row">
      <style:table-row-properties style:row-height="3.298cm" fo:break-before="auto" style:use-optimal-row-height="true"/>
    </style:style>
    <style:style style:name="ro39" style:family="table-row">
      <style:table-row-properties style:row-height="5.186cm" fo:break-before="auto" style:use-optimal-row-height="true"/>
    </style:style>
    <style:style style:name="ro40" style:family="table-row">
      <style:table-row-properties style:row-height="0.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5-02T13:55:36.16">
            <text:p>0502 <text:s/>1355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5-02T13:55:36.16">
            <text:p>0502 <text:s/>1355</text:p>
          </table:table-cell>
          <table:table-cell table:style-name="ce8" table:formula="of:=NOW()" office:value-type="date" office:date-value="2022-05-02T13:55:36.16">
            <text:p>0502 <text:s/>1355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5-02T13:55:36.21">
            <text:p>0502 <text:s/>1355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5-02T13:55:36.21">
            <text:p>0502 <text:s/>1355</text:p>
          </table:table-cell>
          <table:table-cell table:style-name="ce8" table:formula="of:=NOW()" office:value-type="date" office:date-value="2022-05-02T13:55:36.21">
            <text:p>0502 <text:s/>1355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(4/13). (1) 쳥명(4/5), 제 아홉(9) 날. (2) 차후(4/10~), 제 넷 날. (3) 간지, 임인(壬寅). &lt;1&gt; `寅` 는 셋 째의 지지(地支). 오행, 목(木). 음양, 양(陽). &lt;2&gt; 호랑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31" office:value-type="string" table:number-columns-spanned="3" table:number-rows-spanned="1">
            <text:p>[역사] (1) &lt;1919 : 영속(英属) 인도&gt; 암리차르 사건(영어 : Amritsar / 힌디어 : जलियाँवाला बाग हत्याकांड jaliyaanvaala baag hatyaakaand^, 자리안바라 정원의 학살). &lt;1&gt; 인도 국민회의 쪽 주장 : 약 1천명 사망. (2) &lt;1941 : 모스크바&gt; 일소중립조약(日ソ中立条約) 을 체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najpierw, tylko Kuro. (2) Poszedłem do zachodniej działce. Mike była. (3) Po jedzenie, Kuro, a potem Mike zeszła na ziemię. (4) A potem, Mike spogląda(glance.e) na ulicę, a potem, porusza się(move.e) do tyłu. &lt;1&gt; Tam, przychodzi Don. (5) Wspina się na ścianie. Daję mu jedzenie. (6) A potem, Kuro pozostaje(stay.e) ode mnie. &lt;1&gt; Po chwilę, zbliża się(approach.e) do mnie znow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 office:value-type="date" office:date-value="2022-04-15T11:15:04.47">
            <text:p>04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czternastej marca(14, 4). (1) księ, wiek : 12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رابع عشر من شهر أبريل \ الثاني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. / المادة السادسة / بداية / نهاية / الحماية</text:p>
            <text:p>al-maArifu / al-maada / al-saadisa[szes`c` / bidaaya[pocza_tek / nihaaya[koniec.pl / al-h^imaaya[ochrona.</text:p>
            <text:p>n: arttykul` siedem.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o chiński, 大角星(gwiazd dużego rogu). &lt;2&gt; Konstelacja : 大角(duży róg). &lt;3&gt; Stacja księżycowa : 亢宿(Chińska wymowa : gang1xiu4, znaczyjąc `szyja`) (2) Spica &lt;1&gt; po Chińsku, 角宿一(wymowa : jiao3xiu4yi1). &lt;2&gt; Stacja : 角宿(jiao3xiu, znaczyąc `róg`). &lt;3&gt; Konstellacja : Róg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(4/14). (1) 쳥명(4/5), 제 열(10) 날. (2) 차후(4/10-), 제 다섯(5) <text:s/>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소리를 낼 연습. &lt;1&gt; 갑 소리, 구멍 5에서 0까지. / 샤크 : &lt;1&gt; 각 구멍. `上げ` 와 `下げ` 를 연습. 3개가 아니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Padał. &lt;1&gt; obaj wewnątrz ogrodzenia. &lt;2&gt; najpierw, dałem jedzenie do Mike'a. (2) Podczas otwierania paczki, patrzę w ogrodzenie. Kuro nie była tam. &lt;1&gt; Myślałem, że Kuro mogłaby iść do miejsca Mike'a. &lt;2&gt; Ona nie tam także. &lt;3&gt; a potem, zauważyłem, że ona wychodzi z ogrodzenia wystającego. (3) Umieściłem parasol nad Kuro. &lt;1&gt; Po jedzenie, Kuro zszedła na ziemię. Toczenie się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 office:value-type="date" office:date-value="2022-04-17T13:16:27.61">
            <text:p>04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szesnastej marca. (16/4/2022) / Księ : Wiek : 14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سبت، السادس عشر من شهر أبريل. \ الرابع شعر من رمضان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łapę Mike'a z ściany, trzymam ją, daję jej masaż na plecach, włożyłem ją na ścia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(4/16). (1) 쳥명(4/5), 제 열둘(12) 날. (2) 말후(4/15-), 제 둘 날. (3) 음녁(陰暦) 3월, 弥生(일본어 : やよい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서력 1917 : 러시아&gt; 레닌(Ле́нин) 이 러시아 페트로그라드로 돌아가기. 스위스에서. (2) &lt;서력 1929 : 일본&gt; 인본공산당의 사람들을 검거. (3) &lt;서력 2014 : 대한민국&gt; 여객선 세월호 침몰. &lt;1&gt; 사망 299 명, 실종 5 명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근육 움직. &lt;1&gt; 의식을 특히 아랫 입술에 집중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 office:value-type="date" office:date-value="2022-04-18T14:31:13.17">
            <text:p>041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siedemnastej marca. (17/4/2022) / Księ, wiek : 15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سابع عشر من شهر أبريل. \ الخام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wewnątrz ogrodzenia. (2) Kuro. Dałem ją paczkę. Na chwilę pochyliła jej głowę nad jedzeniem. A potem idzie do rogu. Nie j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17). (1) 쳥명(4/5), 제 열셋(13) 날. (2) 말후(4/15-), 제 셋 날. (3) 음력 3월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대갑 소리. 구멍 2 와 3. &lt;1&gt; 다시 새로운 입술 형태를 발견. &lt;2&gt; 아랫 입술을 피리 본체에 딱 붙인다. &lt;3&gt; 윗입술은 중심으로 맞춘다. 흐르는 공기를 누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 office:value-type="date" office:date-value="2022-04-19T14:11:43.88">
            <text:p>041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osiemnastej marca. (18/4/2022) / (1) Księ, wiek : 16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ثامن عشر من شهر أبريل \ الساد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&lt;1&gt; obaj nie w miejscu kryjówki za ścianią jedzenia. (2) Poszedłem na zachodny działce. Nie tam także. (3) Po chwilę, jednak, Mike przychodziła. (4) Wróciłem do parku. &lt;1&gt; najpierw, dałem Mike'owi jedzenie przez ogrodzenie. &lt;2&gt; Mike nie przychodzi. Deszcz spada w tej lokalizacji, pomimo ogrodzenia. (5) jak dla Kuro'a, ona nie nawet próbuje przyjść. (6) Myśl przychodzi do mojej głowy. &lt;1&gt; Poruszę do drogi dla pieszych, która jest na południowej stronie kryjówki. &lt;2&gt; Tam, gdzie Kuro jest, dałem Kuro'owi jedzenie. &lt;3&gt; Mike przychodzi także. Dałem jej też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8). (1) 쳥명(4/5), 제 열넷 날. (2) 말후(4/15-), 제 넷(4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sombuluko[poniedzial`ek / ayisishiyagalombili[osiem / eziyishumi[dziesia_t / eleshumi[dziesia_ty / UMbasa[kwiecien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하나 소리에서 다른 소리로 옮겨갈 때, 그 다른 소리가 매끄럽게 나오는 것에 뜻을 배려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반둥 회의 개최. 인도네시아 반둥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0T12:31:07.8">
            <text:p>042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więtnastej marca. (19/4) (1) Księ, wiek : 17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تاسع عشر من شهر أبريل \ السابع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9). (1) 쳥명(4/5), 제 열다섯(15) 날. (2) 말후(4/15-), 제 다섯(5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&lt;1&gt; Była w miejscu, w pobliżu schodów. &lt;2&gt; Wyszedła z ogrodzenia budynku siłowny. Toczenie się. (3) wkrótce, Mike zaczyna płakać. &lt;1&gt; Chwytam ją, podbiegam do ściany jedzeni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&lt;1&gt; 대갑 소리. 구멍 4 와 3. (2) 구멍 3에 관해. 다시 입술의 새로운 형태를 발견했다. &lt;1&gt; 구멍 4 때 사용하는 형태과 같다. &lt;2&gt; 단, 입술의 움츠리는(すぼめる) 정도, 방향이 다르다. &lt;3&gt; 위상기하(位相幾何)의 관점에서는 같다. <text:s/>/ [샤쿠] (1) 연습 없음. &lt;1&gt; 원래, 치과 의사에 갈 여정이었다. &lt;2&gt; 평상의 시간 배분법으로는 연습은 할 수 없었다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[astronomia] (1) Arktur. &lt;1&gt; Przesunięcie ku czerwieni : -1,7E-5, tzn, zbliża się do ziemi. (2) Syriusz &lt;1&gt; Przesunięcie : -1,8E-5. (3) Rozmiar kątowy. &lt;1&gt; Arktur : 21,0E-3 (4) Wiek : &lt;1&gt; Syriusz (天狼星) : A : 2,25-2,50E+7 (10 mill) &lt;2&gt; Arktur (chiński : 大角星) : 7.1E+9 (bil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0&gt; 하타 사하치로어(일본인 : 秦佐八郎) 와 파울 에를리히(독일인) 가 살발산(인본어 : サルバルサン) 을 발견. (2) &lt;1960:대한민국&gt; 4-19 혁명. 시위 시작. (3) &lt;1943:폴란드&gt; 바르샤바 게토 봉기(蜂起) 시작. (4) &lt;1810:베네수엘라&gt; 독립선언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1T12:12:42.24">
            <text:p>042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wunastej marca (20/4) / Księ : wiek, to jest 18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الأربعاء، العشرين(٢٠) من أبريل \ الثامن عشر (١٨)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0). (1) 곡우(穀雨, 4/20), 제 하나 날. (2) 칠십이후(七十二候), 초후(4/20~). &lt;1&gt; 일본, `葭始生`. (갈대[葭. 발음 : 여시] 가 싹트기 시작한다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thathu[s`roda / amashumi[kilkadziesia_t amabili[dwa / isimo[sytuacja sezulu[pogoda / imvula[deszcz / kusihlwa[wieczorem;저녁에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Kuro. &lt;1&gt; Na ścianie, na środku między schodami a ogrodzeniem wystającym. &lt;2&gt; Przychodziła do miejsca jedzenia. Patrzy na mnie. &lt;3&gt; Chwyciłem ją i trzymam w moich ramionach. (3) Mike. Nie zeszł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대갑 소리, 구멍 4. &lt;1&gt; 힘을 입술에 들어가지 않아도, 소리가 난다. <text:s/>(2) 대갑, 구멍 5. &lt;1&gt; 이 구멍도 힘을 들어가지 않아도, 숨을 불면, 곧 소리가 났다. / 샤쿠 : (1) 연습. 각 구멍, 소리 내기. (2) 작곡. 간단한 멜로디. (3) 연습. 갑소리 내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[astronomia] (1) Syriusz. &lt;1&gt; Wiek, to jest około 250 millionów lat. &lt;2&gt; W tabele stratygraficzną, 250 mil lat temu, to jest triasem. &lt;2&gt; W tabele stratygraficzną, 250 mil lat temu, to jest triasem, które jest po Perm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4 셔력 : 미국&gt; 루드로 학살. 콜로라도주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 office:value-type="date" office:date-value="2022-04-22T14:48:53.93">
            <text:p>042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adzieści pierwszej kwiecień. / Wiek księżycy, to jest 19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حادي عشرين من شهر أبريل. \ التاسع عشر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21). (1) 곡우(4/20), 제 둘 날. (2) 초후, 제 둘 날. (3) 칠십이후 : 중국 : 萍始生 (발음 : 빙-시-셩) &lt;1&gt; 개구리밥(萍) 이 싹을 내기 시작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ne[czwartek / amashumi amabili[dwadzies`cia / nanye[jeden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trochę padał. &lt;1&gt; jednak, Kuro była na ścianie środkowej. &lt;2&gt; Włożyłem parasol na ścianie jedzenia. &lt;3&gt; Kuro je jedzenie pacztkowej. (2) Po jedzeniu, Kuro wchodzi na ziemię. &lt;1&gt; Masaż, toczenie się. &lt;2&gt; A potem, włożyłem ją znowu na ścianie, pod parasolem. &lt;3&gt; Kuro je jedzenie, które dałem Mike'owi. (3) Mike. Wyszła jeden razem. &lt;1&gt; Wchodzi do przestrzeni parasolu. &lt;2&gt; Jednak, wychodzi wkrótce. &lt;3&gt; <text:s/>Idzie wewnątrz ogrodzenia. &lt;4&gt; Nie płacz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갑 소리. &lt;1&gt; 부는 때, 지금까지는, 비리의 소리와 동시에 다른 소리, 잡음, 뭔가 스치는(擦れる) 것 같은 소리가 난다. (2) 어제는, 이 잡음이 나지 않도록 하면서 부는 연습. &lt;1&gt; 방법 : 윗입술. 윗입술의 씌운는(覆う) 정도, 위치. 그들 지표에 따라, 잡음의 &lt;1&gt; 나오는지 나오지 않는지, &lt;2&gt; 잡음이 나오는 대소(大小), &lt;3&gt; 잡음의 음색이, 달라 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&lt;878 서력 : 일본&gt; 원경의 난(일본어 : 元慶の乱. 발음 : 간-겨오-노-란) 시작 (元慶8년 3월 15일). &lt;1&gt; 이후(일본어 : 夷俘) 들이 아키타성(일본어 : 秋田城) 을 공격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 office:value-type="date" office:date-value="2022-04-23T11:50:23.18">
            <text:p>0423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Piątek, dwadzieścia drugiej kwiecień / [księ] wiek : 20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جمعة، الثاني والعشرين من أبريل \ 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5" office:value-type="string" table:number-columns-spanned="3" table:number-rows-spanned="1">
            <text:p>금요일 (4/22). (1) 곡우(4/20), 제 셋 날. (2) 초후, 제 셋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hlanu[pia_tek / amashumi amabili[dwadzies`cia / ezimbili[dwa / [words] yebo[tak / cha[nie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9" office:value-type="string" table:number-columns-spanned="3" table:number-rows-spanned="1">
            <text:p>（三省）（忠）我的大脑想吃它；我的肚子不。（a）选择。我不吃甜点了。／（信）我的牙齿疼痛。（a）这是因为我对牙齿的对待很疏。（b）我对我的牙齿感到抱歉。（c）所以，我白天没吃。（习）（a）我在阅读关于量子力学的文章。（b）读了一个句子，就写下该句子。我不做。（c）我做的是，读句子，有时思考或理解涌出来。那就，我写下这些涌出来的事情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znowu najpierw na ścianie obok schodów. &lt;1&gt; Toczenie się. ale, także znowu, Mike zaczyna płaczać. &lt;2&gt; chwyciłem ją, biegnę do ściany je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하나의 소리를 길게 분다. &lt;1&gt; 잡음이 나오지 않도록. [샤쿠] (1) 시노와 같이 하나 소리를 길게 불기. (2) 갑 소리도 길게. &lt;1&gt; 매우 경쾨한(軽やかな) 소리가 나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7 : 페루&gt; 페루 경찰이 일본대사관으로 돌입. / (2) &lt;1925 : 일본&gt; 대정(大正)14. 치안위지법이 성입, 공포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4-24T11:28:55.89">
            <text:p>0424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Sobota, dwadzieścia trzeciej marca. / księ, wiek : 21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سبت، الثالث والعشرين من شهر أبريل \ الحاد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 (4/23). (1) 곡우(4/20), 제 넷(4) 날. (2) 초후, 넷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W środkowym miejscu ściania. &lt;1&gt; Nie przychodzi w stronę schodów. (2) Mike. Za ogrodzeniem wystającym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잡음 없는 불기. (2) 알아차린 것 : 예로, 갑 소리. 구멍 7 상에서 불기. &lt;1&gt; 그 후, 구멍 2 로 이동해, 불기. &lt;2&gt; 그렇다면, 구멍 2 의 소리가 나오지 않는 경우 많다. (3) 원인 : 구멍 2 를 부는 때, 입술의 형태가 아직 구멍 7 를 부는 때의 형태인채. &lt;2&gt; 게다가, 형태가 변하고 있지 않는 것을 알아차리고, 바꾸려고 하지만, 입술의 근육이 반응하지 않다. 움직이지 않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gqibelo[sobota / amashumi amabili[dwadzies`cia~-1 nantathu[three / ngiya.bonga[i-go_thank-you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0 : 나미비아&gt; 남아프리카에서 독립. 유엔에게 가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 office:value-type="date" office:date-value="2022-04-25">
            <text:p>042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wadzieścia czwartej kwiecień. / Księ-wiek : 22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رابع والعشرين من شهر أبريل \ الثان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24). (1) 곡우(4/20), 제 다섯 날. (2) 초후, 같이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od począdku na ścianie. &lt;1&gt; Padał, ale obaj tam byli. (2) Włorzyłem parasol nad nimi. (3) Po jedzenie pakietkowym, Kuro zeszla na ziemię. &lt;1&gt; Mike, ona kontynuowała jeść przez chwilę. A potem, wydaje się, że chce iść. &lt;2&gt; Przesuwam parasol, aby parasol znowu pokrył Mike'a. &lt;3&gt; ale, teraż wydaje się, że się boi. odchodzi tam, idzie wewnątrz ogro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5" office:value-type="string" table:number-columns-spanned="3" table:number-rows-spanned="1">
            <text:p>시노 : (1) 연습. &lt;1&gt; 높은 소리의 구멍. 낮은 소리의 구멍. 양자를 계속해서 분다. &lt;2&gt; 입술이 형(形)을 바꾼다. 메끄럽게. 그 때문에의 연습. / 샤쿠 : (1) 소리 내기. &lt;1&gt; 소리, 하나 소리. 하나소리를 듣고 있는것만으로 기분 좋다. &lt;2&gt; 머리 안이 가벼워진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55 : 인도네시아&gt; 반둥회의 마지막 날. &lt;1&gt; `평화 10 원칙` 채택. (2) &lt;1973 : 일본&gt; 국전 폭동. 수도권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 office:value-type="date" office:date-value="2022-04-26T14:44:14.38">
            <text:p>0426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dwadzieścia piątej marca. (25/4) / Księwiek : 23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25). / 곡우(4/20), 제 여섯(6) 날. / 차후(次候), 제 하나 날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خامس والعشرين من شهر أبريل \ <text:s text:c="2"/>الثالث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5" office:value-type="string" table:number-columns-spanned="3" table:number-rows-spanned="1">
            <text:p>UMsombuluko[ / amashumi amabili, ezinhlanu[dwadzies`cia-pie_c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Kuro. Najpierw, pozostaje[remain za ogrodzeniem wystającym. Nie przychodzi. &lt;1&gt; Włożyłem jedzenie na ścianie, najbardziej bliskie do ogrodzenia. Nie rusza[move się. <text:s/>(3) A potem, przychodzi. Nie je. Zeszła na ziemię. Masuję ją. (4) Później, położyłem[put ją do ściany. &lt;1&gt; Daję jej stałe[hard jedzenie. Nie je. Patrzy na mnie. (5) otwieram nowy pakiet jedzenia. Dalem jej. &lt;1&gt; Nie je dużo. Około jeden czwarty pakietu (jedna czwarta połowy[one-quarter-of-the-half.)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 office:value-type="date" office:date-value="2022-04-27T13:39:40.16">
            <text:p>042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dzieścia siódmej marca. (26/4) / Księwiek : 24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26). / 곡우(4/20), 제 일곱(7) 날. / 차후(4/25), 제 둘 날. / 공자력(孔子暦 BC552) 2574. 레닌력(レーニン生誕 AD1870) 152. 간교기념(元慶記念 AD878)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سادس والعشرين من شهر أبريل \ الرابع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5" office:value-type="string" table:number-columns-spanned="3" table:number-rows-spanned="1">
            <text:p>koty : (1) Kuro. Najpierw, na ziemię. &lt;1&gt; Kiedy dotarłem do punktu, z dala od schodów, około połowy odległości między schodami a ścian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：振り返ると、クロがいる。その少し前、微かに、「ニャ」、という鳴き声を、一筋、聞いたような気がしていた。（２）近寄る。クロは、動かない。撫でる。＜１＞足元を、普段のように、小刻みに、動く、坐る、を繰り返しながら、回る。私の足。脛の、外側あたり。顔や、肩、脇腹を、擦[こす]りつける。</text:p>
            <text:p>（３）「餌の壁」に、クロを抱いて、向かう。ミケは、すでに、鳴き始めていたか。＜１＞クロを、壁に上げる。その前に、私の胸を反らせて、その上に、クロを抱いて、腕に力を入れる。クロは、じっとしている。&lt;2&gt;やがて、クロを上に上げる。ミケは、しげく、鳴いている。</text:p>
            <text:p>（４）ペーストをあげようとして、バッグの中に手を入れる。補充していないことに気づく。＜１＞２匹を見上げて、「ごめん、また来るから、すぐ来るから」と声をかけ、自転車の方向へ、小走[こばし]る。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５）戻る。壁の下に立つ。ほどなく、ミケが、「突出」の後ろから、出てくる。ミケに、ペーストの半分、同時に、固形も、一掴み、あげる。＜２＞続いて、プールの西側へ向かう。</text:p>
            <text:p>（６）フェンスの中に、声をかける。「クロ、いるか？」＜１＞何度か呼ぶ。気配はない。＜２＞戻り始める。途上でも、その場その場の、フェンスの中へ、声を入れる。気配なし。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 office:value-type="date" office:date-value="2022-04-28T14:29:40.46">
            <text:p>0428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środa, dwudzieścia siódmej kwiecień. / księwiek : 25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سابع والعشرين من شهر أبريل \ الخامس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7). / 곡우(4/20), 제 여덟(8) 날. / 차후(4/25), 제 셋 날. / 레닌 기념(AD1870), 152. 공자 기념(BC552) 2574. 간교 기념 (AD878, 元慶2),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32" office:value-type="string" table:number-columns-spanned="3" table:number-rows-spanned="1">
            <text:p>UMgqibelo[sobota ==&gt; ULwesithathu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5" office:value-type="string" table:number-columns-spanned="3" table:number-rows-spanned="1">
            <text:p>猫。（１）クロ。壁の上にいた。階段と、餌やり場の中間。ミケは、突出の少し手前。（２）ミケに、ペースト。クロは、また、突出の後ろで、こちらを見ている。＜１＞壁の上に初めいたとき、一度、クロに、[こっち来るか？]と、呼びかけた。体育館の側から、出てくるか？の意味。クロは、そのとき、じっと、見下ろしている。動かない。ので、そのまま、餌遣り壁に向かった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３）ミケの前に、固形まで置く。ミケの前を離れて、歩道側へ寄る。そこから、クロへ、「おいでおいで、」と、呼びかける。様子を伺う風で、しばしミケの後ろの位置に、留まっている。やがて、こちらへや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４）下へ降りる。自分から降りる。＜１＞マッサージ。は、少しだけ。あとは、また前日と同じ。腰を降ろして、周囲をじっと見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 office:value-type="string">
            <text:p>j-4</text:p>
          </table:table-cell>
          <table:table-cell table:style-name="ce15" office:value-type="string" table:number-columns-spanned="3" table:number-rows-spanned="1">
            <text:p>（５）やがて、ミケも降りてくる。＜１＞クロは、近づいてくるミケを、振り返り見る。ミケは、到着したあと、クロに、「頭突き挨拶」をし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 office:value-type="string">
            <text:p>j-5</text:p>
          </table:table-cell>
          <table:table-cell table:style-name="ce19" office:value-type="string" table:number-columns-spanned="3" table:number-rows-spanned="1">
            <text:p>（６）ほどなく、クロは、２ー３歩離れた場所に移る。ミケはまだ、私の傍らにいる。マッサージを続ける。（７）そして、クロは立ち上がる。私も、立ち上がる。クロは、自ら歩道側へ歩き続ける。私は追いかけて、追いつき、抱き上げる。クロも、強いて私の捕まえを逃れようとはし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 office:value-type="string">
            <text:p>j-6</text:p>
          </table:table-cell>
          <table:table-cell table:style-name="ce19" office:value-type="string" table:number-columns-spanned="3" table:number-rows-spanned="1">
            <text:p>（８）また、自分の胸に、クロを載せる。抱擁する。クロは、じっとしている。壁に上げ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 office:value-type="string">
            <text:p>j-7</text:p>
          </table:table-cell>
          <table:table-cell table:style-name="ce19" office:value-type="string" table:number-columns-spanned="3" table:number-rows-spanned="1">
            <text:p>（９）振り返ると、ミケは、地べたに寝そべっている。私から、１－２歩の場所。近づいて、ミケを捕まえようとする。すると、ミケは立ち上がり、逃れるように、歩道へ向かう。続けて、壁に登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j-8</text:p>
          </table:table-cell>
          <table:table-cell table:style-name="ce19" office:value-type="string" table:number-columns-spanned="3" table:number-rows-spanned="1">
            <text:p>（１０）ミケには、クロのために残しておいた、ペーストの半分。を、あげる（１１）その前に、まだ私の前にいるクロに（ミケが壁に登ってくる前か）、ペーストの口を少し開いて、中身を口元までお仕上げて、掲げる。クロの、鼻先に。クロは、わずかに顔を寄せる。匂いを嗅ぐしぐさ。そして、さっと、離れる。ウンとも、何も言わない。そのまま、歩道側に移動し、擁壁の、角の近くで、腰を下ろす。歩道側を眺めている。そのシルエットには、痩せてはいるが、「弱っている」という特徴は、見えない。体がいくらか、傾いでいるとか、そういった指標は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9T14:29:38.790001">
            <text:p>042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adzieścia ósmej kwiecień. / Księwiek : 26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ثامن والعشرين من شهر أبريل \ السادس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28). / 곡우(4.20), 제 아홉(9) 날. / 차후(4.25), 제 넷(4) 날. <text:s/>/ 네닌기원(レーニン紀元) 152. 공자 기원, 2574. 간교 봉기 기원(元慶蜂起紀元), 1144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ne[czwartek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（１）クロ。また、壁にいる。階段と餌場との、中間。ミケは、突出の手前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２）ミケは、突出をくぐって、近くに来る。クロは、くぐらず。＜１＞ミケに餌をあげたあとも、こちらを見ている。＜２＞クロの下へ行く。「来な、ごはんはいいから」と、呼びかけ。＜３＞ミケの前を過ぎ、歩道よりの、擁壁の前へ。再び、クロへ、「来な、来な」と、声をかけ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３）すると、クロが、ミケの後ろを通って、こちらへくる。自ら、地面へ降り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office:value-type="string" table:number-columns-spanned="3" table:number-rows-spanned="1">
            <text:p>（４）マッサージ。抱きしめ。再び、クロは、私の足元に、かがみ座りして、遠方を見やっ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５）じきに、ミケも降りてくる。走ってくるミケを、クロはちらりと見やる。ミケが到着。クロは、まもなく、我々を離れ、２－３歩離れた、歩道よりの位置に移る。再び、しゃがみ座り、眺め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６）やがて、ミケも、クロの元へ行く。クロの頭を舐めている。私は、スマホのカメラを開く。明かりを点灯させる。２匹に向ける。</text:p>
            <text:p>商店が定まらない。かざしを続ける。すると、まもなく、クロが立ち上がる。目の前の、歩道へ抜ける階段に、ゆっくりと移動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１＞私は、「ごめん」、と声をかけて、後を追う。クロは、階段の段々の手前。私は、４歩ぐらい離れた位置。クロが、「キュウ」か、[ニャ]、のような、高めの音程の声を、一声、発する。一瞬の間を置いて、クロは、階段を横切り始め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７）階段を横切り、遊具場所に通じる小道も渡る。運動場[ば]の周縁部にある、ベンチ。の、そばまで進む。私は、後を追う。間隔を保っ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８）しまいに、クロは、空いているベンチの下に、身を収める。しゃがみ座り。全部で３つか、あるベンチのうち、一番西側のもの。一番東側には、少年か、一人、座っている。私がクロのベンチに近づくと、私の気配に気づいたような、わずかな身体の動き。私は、その人物に向かって、かすかに、頭礼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９）クロの、１－２歩前に、しゃがむ。クロに、「悪かったな、」、とか何か、発したか。やがて、クロは、ベンチのしたから、私の方へ出てくる。私の左横を、通り過ぎ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０）そして、クロは、鉄階段の方へ進む。切り株で、爪研ぎ。そして、階段の基部へ。擁壁側の基部。のたもとで、また、しゃがみ座り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（１１）途中を端折る。クロを、擁壁の上へ戻す。後ろ向きで、首を回して、こちらを見ている。私は、ペーストの袋を、昨日のように、クロの鼻先へ掲げる。＜２＞クロは、袋を見やるだけ。顔もうごかさない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３＞私は、ペーストの袋を下げ、手を持ち替えて、空いた左手で、クロの頬に、手を伸ばす。クロは、逃げない。クロの頬、そして、額を、軽く撫でる。クロは、こちらを見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４＞その、こちらを見ているクロの目が、眼球の周辺が、潤んでいるように、光を反射し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５＞続けて、私は、クロの横腹か、後ろ足を、ポンと、軽く叩いたか。「もういいよ、好きなこと、しな」という、伝言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office:value-type="string" table:number-columns-spanned="3" table:number-rows-spanned="1">
            <text:p>＜６＞クロは、そして、また、歩道よりの位置へ向かう。歩道の方を見ている。立ち座り（前足は伸ばしたまま。腰は、地面に下げている）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 office:value-type="date" office:date-value="2022-05-01T15:49:46.21">
            <text:p>050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trzydziestej kwiecień. / Księwiek : 28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4" table:number-rows-spanned="1">
            <text:p>يوم السبت، الثلاثين من شهر أبريل \ الثامن والعشرين من شهر رمضان.</text:p>
          </table:table-cell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 (4/30). / 곡우(4/20), 제 열하나(11) 날. / 말후(4/30), 제 하나 날.</text:p>
            <text:p>공자 기원, +552 / 네린 기원, -1870. / 간교 기원, -878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19" office:value-type="string" table:number-columns-spanned="3" table:number-rows-spanned="1">
            <text:p>猫。4/29、金曜。雨がパラパラ。餌やり場に到着。右手の奥から（学校への階段の方向）、ミケがやってくる。ニャア、と、声をあげ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19" office:value-type="string" table:number-columns-spanned="3" table:number-rows-spanned="1">
            <text:p>（２）ミケに、歩道側に来な、と呼びかける。このときからか、ミケの声が、[オウ、オオウ]と、変わる。普段とは違う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j-3</text:p>
          </table:table-cell>
          <table:table-cell table:style-name="ce19" office:value-type="string" table:number-columns-spanned="3" table:number-rows-spanned="1">
            <text:p>（３）私は、歩道に出る。フェンスの下の隙間から、ペーストを差し入れる。地面に落とす。＜２＞ミケは、ペーストに近づく。＜３＞私は、ここで、西側へ向かい始め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 office:value-type="string">
            <text:p>j-4</text:p>
          </table:table-cell>
          <table:table-cell table:style-name="ce19" office:value-type="string" table:number-columns-spanned="3" table:number-rows-spanned="1">
            <text:p>（４）西の角。柵の中へ、「クロ！クロ！」と、呼びかける。気配なし。動くもの、なし。＜２＞この時点で、ミケがまた、「オオウ、オオウ」と、声を上げ始める。＜３＞私は、周りに聞こえてしまうという憂慮、そして、自分の胸も、ジンジンと痛むのに、耐えられず、ミケに、[シッ、シッ]と、舌を鳴らす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j-5</text:p>
          </table:table-cell>
          <table:table-cell table:style-name="ce19" office:value-type="string" table:number-columns-spanned="3" table:number-rows-spanned="1">
            <text:p>（５）ミケは、鳴き止まない。「オオウ」を、続けている。＜２＞私は、ミケの前（この時点で、ミケは、ペーストの場所から、南側フェンスの、真ん中辺りまで、出張ってきている）まで行き、ミケの前で、ミケの顔に向かって、「シュッ！」と、一声[いっせい]、舌を鳴らす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j-6</text:p>
          </table:table-cell>
          <table:table-cell table:style-name="ce19" office:value-type="string" table:number-columns-spanned="3" table:number-rows-spanned="1">
            <text:p>（６）ミケは、何か、顔に礫[つぶて]を受けたように、目を瞬かせ、顔を後ろへ引く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j-7</text:p>
          </table:table-cell>
          <table:table-cell table:style-name="ce19" office:value-type="string" table:number-columns-spanned="3" table:number-rows-spanned="1">
            <text:p>（７）私は、公園に戻る。餌やり場の前に来る。ミケは、その時点で、私の左手にいる。＜２＞そして、私の前を通って、プールの基部の、柱の近くへ進む。＜３＞私は、胸がいくらか和らいでいる。ミケに、声をかける。「ミケ、また来るからな」、だったか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j-8</text:p>
          </table:table-cell>
          <table:table-cell table:style-name="ce19" office:value-type="string" table:number-columns-spanned="3" table:number-rows-spanned="1">
            <text:p>（８）ミケは、声は出さない。その場で、なにか、身体は、動いていたか。顔を舐めていた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 office:value-type="string">
            <text:p>j-9</text:p>
          </table:table-cell>
          <table:table-cell table:style-name="ce19" office:value-type="string" table:number-columns-spanned="3" table:number-rows-spanned="1">
            <text:p>(4/30) （１）餌やり場に着く。壁には、ミケはいない。＜１＞フェンスの前に立つ。その頃、ミケが、西側から、プールしたの、半ばを過ぎた辺りまで、来ていた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j-10</text:p>
          </table:table-cell>
          <table:table-cell table:style-name="ce19" office:value-type="string" table:number-columns-spanned="3" table:number-rows-spanned="1">
            <text:p>（２）フェンスの手前まで来る。私に、ニャアと、声をあげる。＜２＞私は、「出てきな」と、呼びかける。続いて、ミケは、壁に出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j-11</text:p>
          </table:table-cell>
          <table:table-cell table:style-name="ce19" office:value-type="string" table:number-columns-spanned="3" table:number-rows-spanned="1">
            <text:p>（３）目の前まで来る。手を差し伸べると、顔を擦り付けてくる。&lt;2&gt;前日の、舌鳴らしが、ミケを、私から離してしまったか、と案じてい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j-12</text:p>
          </table:table-cell>
          <table:table-cell table:style-name="ce19" office:value-type="string" table:number-columns-spanned="3" table:number-rows-spanned="1">
            <text:p>（４）前足の根元を掴んで、抱き下ろす。&lt;2&gt;私の肩に、両方の前足を、載せる。＜２＞その時点で、身体を動かし、壁に戻ろうとしている。私に対して、心を閉じてしまったか、と後悔す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 office:value-type="date" office:date-value="2022-05-02T13:27:15.81">
            <text:p>050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pierwszej Maja. / Księwiek : 0,3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حد، الأول من شهر مايو \ التاسع والعشرين من شهر رمضان. 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5/1). / 곡우(4/20), 제 열둘(12) 날. / 말후(4/30), 제 둘 날. (2) 공자 년, +552 / 네닌 년, -1870 / 간교(元慶) 년, -878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NgeSonto[niedziele / inyanga[miesia_c / ezinhlanu[pie_c`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 office:value-type="string">
            <text:p>j-1</text:p>
          </table:table-cell>
          <table:table-cell table:style-name="ce33" office:value-type="string" table:number-columns-spanned="3" table:number-rows-spanned="1">
            <text:p>猫。ミケ。来てくれる。クロ。来ない。</text:p>
          </table:table-cell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j-2</text:p>
          </table:table-cell>
          <table:table-cell table:style-name="ce33" office:value-type="string" table:number-columns-spanned="3" table:number-rows-spanned="1">
            <text:p>午前中、壁に行く。西の一画へ行く。道路から向かって、右手の奥、角。ミケは、いない。＜２＞葉が、いくらか、こんもりと集まっている。</text:p>
          </table:table-cell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 office:value-type="string">
            <text:p>j-3</text:p>
          </table:table-cell>
          <table:table-cell table:style-name="ce33" office:value-type="string" table:number-columns-spanned="3" table:number-rows-spanned="1">
            <text:p>（３）そのこんもりの後ろ、学校の塀。表面に、凹凸あり。&lt;2&gt;こんもりの天面。の、すぐ背後。凹凸の、凸が、配置されているか。ちょうど、影がち。色が、灰色、濃いめ。左上が、かく、かく、と、２つのとんがりの形。ちょうど、土曜に、病院へ行く時。ミケが、そこに寝ていたのだが、そのミケの、私から見て左側に、その、かくかく、が見えた。それは、クロの耳だと、私には、見えた。</text:p>
          </table:table-cell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 office:value-type="string">
            <text:p>j-4</text:p>
          </table:table-cell>
          <table:table-cell table:style-name="ce19" office:value-type="string" table:number-columns-spanned="3" table:number-rows-spanned="1">
            <text:p>（４）こうして、見てみると、それは、耳だと思ったものは、いま見えている、[かくかく]の、部分だった（のか）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 office:value-type="string">
            <text:p>j-5</text:p>
          </table:table-cell>
          <table:table-cell table:style-name="ce19" office:value-type="string" table:number-columns-spanned="3" table:number-rows-spanned="1">
            <text:p>（５）夜。上述のとおり、ミケは来てくれた。ただ、私が壁に着いたときは、いない。西へ行って、呼びかける。気配なし。＜２＞壁に戻る。壁の前に立つ、５－６歩まえの位置のとき、[ニャ]と、微かな声が聞こえたように感じた。＜３＞壁の前に立つ。下空間の、南側。西の端と、こちら側との、中間辺り。丸みを帯びた、影がある。見始めの時、一瞬だろうか、影は動かない。わずかに、訝しみの念。＜４＞そしてすぐ、影は動く。ミケとなって、やってくる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 office:value-type="string">
            <text:p>j-6</text:p>
          </table:table-cell>
          <table:table-cell table:style-name="ce19" office:value-type="string" table:number-columns-spanned="3" table:number-rows-spanned="1">
            <text:p>（６）壁まで出てくるように言ったか、あるいは、私が歩道へ回って、フェンス越しにあげたか。記憶が不詳。思い出せない。ペーストをひと袋、あげる。固形はあげなかった。食べているミケに向かって、[こないだんときは、悪かったな]、と、侘びの言葉をかける。ミケの[アウアウ]を、受け止めてあげられなかったこと。ぴしゃっと、声で、ミケの顔を、叩[はた]いてしまった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7">
          <table:table-cell table:number-columns-repeated="4"/>
          <table:table-cell table:formula="of:=NOW()" office:value-type="date" office:date-value="2022-05-02T13:55:33.39">
            <text:p>2022/5/2 13:55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7">
          <table:table-cell table:number-columns-repeated="12"/>
          <table:table-cell table:style-name="ce28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7">
          <table:table-cell table:number-columns-repeated="12"/>
          <table:table-cell table:style-name="ce28"/>
          <table:table-cell table:number-columns-repeated="1011"/>
        </table:table-row>
        <table:table-row table:style-name="ro40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40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40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40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40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40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7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331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2">2022/05/02</text:date>, <text:time>13:55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5-02T13:55:35.64</dc:date>
    <dc:creator>iwabuchi ken</dc:creator>
    <meta:editing-duration>P17DT21H55M44S</meta:editing-duration>
    <meta:editing-cycles>2466</meta:editing-cycles>
    <meta:generator>OpenOffice/4.1.3$Win32 OpenOffice.org_project/413m1$Build-9783</meta:generator>
    <meta:document-statistic meta:table-count="2" meta:cell-count="1060" meta:object-count="0"/>
  </office:meta>
</office:document-meta>
</file>